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B0000017B2220E5860DE37F4C.png" manifest:media-type="image/png"/>
  <manifest:file-entry manifest:full-path="Pictures/100003FF0000272A0000272AA7DA6A1E2E409AC0.svg" manifest:media-type="image/svg+xml"/>
  <manifest:file-entry manifest:full-path="Pictures/100000010000017B0000017B2F39293A59991279.png" manifest:media-type="image/png"/>
  <manifest:file-entry manifest:full-path="Pictures/100000010000017B0000017B1B9CC19B5217BAC9.png" manifest:media-type="image/png"/>
  <manifest:file-entry manifest:full-path="Pictures/1000043E0000272A0000272A2615147B1D64620E.svg" manifest:media-type="image/svg+xml"/>
  <manifest:file-entry manifest:full-path="Pictures/100000010000017B0000017B8247A51B9173C341.png" manifest:media-type="image/png"/>
  <manifest:file-entry manifest:full-path="Pictures/100004F30000272A0000272A4DE786597714142A.svg" manifest:media-type="image/svg+xml"/>
  <manifest:file-entry manifest:full-path="Pictures/100000010000017B0000017B7D0FD8ADE70248E4.png" manifest:media-type="image/png"/>
  <manifest:file-entry manifest:full-path="Pictures/1000034C0000272A0000272AB4556D47C2980187.svg" manifest:media-type="image/svg+xml"/>
  <manifest:file-entry manifest:full-path="Pictures/100000010000017B0000017B39D0BCCC8CD9A9F4.png" manifest:media-type="image/png"/>
  <manifest:file-entry manifest:full-path="Pictures/100003480000272A0000272A9A27A65F10FE80B3.svg" manifest:media-type="image/svg+xml"/>
  <manifest:file-entry manifest:full-path="Pictures/100003870000272A0000272AC48DEDE97F1A0131.svg" manifest:media-type="image/svg+xml"/>
  <manifest:file-entry manifest:full-path="Pictures/100000010000017B0000017B94390C7890C8651F.png" manifest:media-type="image/png"/>
  <manifest:file-entry manifest:full-path="Pictures/100000010000017B0000017BD3FF1CE3480BB15B.png" manifest:media-type="image/png"/>
  <manifest:file-entry manifest:full-path="Pictures/1000034A0000272A0000272A28637E9C2151AB9C.svg" manifest:media-type="image/svg+xml"/>
  <manifest:file-entry manifest:full-path="Pictures/1000034A0000272A0000272A43DF60176E283DD3.svg" manifest:media-type="image/svg+xml"/>
  <manifest:file-entry manifest:full-path="Pictures/1000030B0000272A0000272A22B90A56D04BB6CB.svg" manifest:media-type="image/svg+xml"/>
  <manifest:file-entry manifest:full-path="Pictures/100000010000017B0000017B36138FE9CCCB9B03.png" manifest:media-type="image/png"/>
  <manifest:file-entry manifest:full-path="Pictures/100002D00000272A0000272A9DC5C1A53120366D.svg" manifest:media-type="image/svg+xml"/>
  <manifest:file-entry manifest:full-path="Pictures/100000010000017B0000017BCB22E828DC6A1664.png" manifest:media-type="image/png"/>
  <manifest:file-entry manifest:full-path="Pictures/100000010000017B0000017B36B9010EC24B6FAA.png" manifest:media-type="image/png"/>
  <manifest:file-entry manifest:full-path="Pictures/1000030B0000272A0000272AEBB637D6E6FBD97E.svg" manifest:media-type="image/svg+xml"/>
  <manifest:file-entry manifest:full-path="Pictures/100003FF0000272A0000272AF2FC7DA0284CEA7B.svg" manifest:media-type="image/svg+xml"/>
  <manifest:file-entry manifest:full-path="Pictures/100000010000017B0000017BBD36E3D53B6627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ba6be" officeooo:paragraph-rsid="001ba6be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3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3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Top left <text:s text:c="24"/>Top right <text:s text:c="19"/>Bottom right <text:s text:c="20"/>Bottom left</text:p>
      <text:p text:style-name="P1"><draw:frame draw:style-name="fr2" draw:name="Image1" text:anchor-type="char" svg:x="0.169cm" svg:y="0.18cm" svg:width="2.54cm" svg:height="2.54cm" draw:z-index="0"><draw:image xlink:href="Pictures/100003480000272A0000272A9A27A65F10FE80B3.svg" xlink:type="simple" xlink:show="embed" xlink:actuate="onLoad" draw:mime-type="image/svg+xml"/><draw:image xlink:href="Pictures/100000010000017B0000017B39D0BCCC8CD9A9F4.png" xlink:type="simple" xlink:show="embed" xlink:actuate="onLoad" draw:mime-type="image/png"/></draw:frame><draw:frame draw:style-name="fr1" draw:name="Image2" text:anchor-type="char" svg:x="4.919cm" svg:y="0.18cm" svg:width="2.54cm" svg:height="2.54cm" draw:z-index="1"><draw:image xlink:href="Pictures/1000034A0000272A0000272A43DF60176E283DD3.svg" xlink:type="simple" xlink:show="embed" xlink:actuate="onLoad" draw:mime-type="image/svg+xml"/><draw:image xlink:href="Pictures/100000010000017B0000017B94390C7890C8651F.png" xlink:type="simple" xlink:show="embed" xlink:actuate="onLoad" draw:mime-type="image/png"/></draw:frame><draw:frame draw:style-name="fr1" draw:name="Image3" text:anchor-type="char" svg:x="9.419cm" svg:y="0.18cm" svg:width="2.54cm" svg:height="2.54cm" draw:z-index="2"><draw:image xlink:href="Pictures/1000034A0000272A0000272A28637E9C2151AB9C.svg" xlink:type="simple" xlink:show="embed" xlink:actuate="onLoad" draw:mime-type="image/svg+xml"/><draw:image xlink:href="Pictures/100000010000017B0000017B36B9010EC24B6FAA.png" xlink:type="simple" xlink:show="embed" xlink:actuate="onLoad" draw:mime-type="image/png"/></draw:frame><draw:frame draw:style-name="fr1" draw:name="Image4" text:anchor-type="char" svg:x="14.42cm" svg:y="0.18cm" svg:width="2.54cm" svg:height="2.54cm" draw:z-index="3"><draw:image xlink:href="Pictures/1000030B0000272A0000272A22B90A56D04BB6CB.svg" xlink:type="simple" xlink:show="embed" xlink:actuate="onLoad" draw:mime-type="image/svg+xml"/><draw:image xlink:href="Pictures/100000010000017B0000017B36138FE9CCCB9B0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169cm" svg:y="0.736cm" svg:width="2.54cm" svg:height="2.54cm" draw:z-index="4"><draw:image xlink:href="Pictures/1000030B0000272A0000272AEBB637D6E6FBD97E.svg" xlink:type="simple" xlink:show="embed" xlink:actuate="onLoad" draw:mime-type="image/svg+xml"/><draw:image xlink:href="Pictures/100000010000017B0000017BCB22E828DC6A1664.png" xlink:type="simple" xlink:show="embed" xlink:actuate="onLoad" draw:mime-type="image/png"/></draw:frame><draw:frame draw:style-name="fr1" draw:name="Image6" text:anchor-type="char" svg:x="4.919cm" svg:y="0.736cm" svg:width="2.54cm" svg:height="2.54cm" draw:z-index="5"><draw:image xlink:href="Pictures/100003FF0000272A0000272AF2FC7DA0284CEA7B.svg" xlink:type="simple" xlink:show="embed" xlink:actuate="onLoad" draw:mime-type="image/svg+xml"/><draw:image xlink:href="Pictures/100000010000017B0000017BBD36E3D53B662776.png" xlink:type="simple" xlink:show="embed" xlink:actuate="onLoad" draw:mime-type="image/png"/></draw:frame><draw:frame draw:style-name="fr1" draw:name="Image7" text:anchor-type="char" svg:x="9.458cm" svg:y="0.736cm" svg:width="2.54cm" svg:height="2.54cm" draw:z-index="6"><draw:image xlink:href="Pictures/100003870000272A0000272AC48DEDE97F1A0131.svg" xlink:type="simple" xlink:show="embed" xlink:actuate="onLoad" draw:mime-type="image/svg+xml"/><draw:image xlink:href="Pictures/100000010000017B0000017BD3FF1CE3480BB15B.png" xlink:type="simple" xlink:show="embed" xlink:actuate="onLoad" draw:mime-type="image/png"/></draw:frame><draw:frame draw:style-name="fr1" draw:name="Image8" text:anchor-type="char" svg:x="14.459cm" svg:y="0.773cm" svg:width="2.54cm" svg:height="2.54cm" draw:z-index="7"><draw:image xlink:href="Pictures/1000034C0000272A0000272AB4556D47C2980187.svg" xlink:type="simple" xlink:show="embed" xlink:actuate="onLoad" draw:mime-type="image/svg+xml"/><draw:image xlink:href="Pictures/100000010000017B0000017B7D0FD8ADE70248E4.png" xlink:type="simple" xlink:show="embed" xlink:actuate="onLoad" draw:mime-type="image/png"/></draw:frame><text:s text:c="7"/>ID 4 <text:s text:c="30"/>ID 5 <text:s text:c="29"/>ID 6 <text:s text:c="33"/>ID 7</text:p>
      <text:p text:style-name="P1"/>
      <text:p text:style-name="P1"/>
      <text:p text:style-name="P1"/>
      <text:p text:style-name="P1"/>
      <text:p text:style-name="P1"/>
      <text:p text:style-name="P1"/>
      <text:p text:style-name="P1"><text:s/><draw:frame draw:style-name="fr1" draw:name="Image9" text:anchor-type="char" svg:x="0.169cm" svg:y="0.76cm" svg:width="2.54cm" svg:height="2.54cm" draw:z-index="8"><draw:image xlink:href="Pictures/100004F30000272A0000272A4DE786597714142A.svg" xlink:type="simple" xlink:show="embed" xlink:actuate="onLoad" draw:mime-type="image/svg+xml"/><draw:image xlink:href="Pictures/100000010000017B0000017B8247A51B9173C341.png" xlink:type="simple" xlink:show="embed" xlink:actuate="onLoad" draw:mime-type="image/png"/></draw:frame><text:s text:c="8"/>ID 8<draw:frame draw:style-name="fr1" draw:name="Image10" text:anchor-type="char" svg:x="4.957cm" svg:y="0.797cm" svg:width="2.54cm" svg:height="2.54cm" draw:z-index="9"><draw:image xlink:href="Pictures/1000043E0000272A0000272A2615147B1D64620E.svg" xlink:type="simple" xlink:show="embed" xlink:actuate="onLoad" draw:mime-type="image/svg+xml"/><draw:image xlink:href="Pictures/100000010000017B0000017B2F39293A59991279.png" xlink:type="simple" xlink:show="embed" xlink:actuate="onLoad" draw:mime-type="image/png"/></draw:frame> <text:s text:c="29"/>ID 9<draw:frame draw:style-name="fr1" draw:name="Image11" text:anchor-type="char" svg:x="9.419cm" svg:y="0.76cm" svg:width="2.54cm" svg:height="2.54cm" draw:z-index="10"><draw:image xlink:href="Pictures/100003FF0000272A0000272AA7DA6A1E2E409AC0.svg" xlink:type="simple" xlink:show="embed" xlink:actuate="onLoad" draw:mime-type="image/svg+xml"/><draw:image xlink:href="Pictures/100000010000017B0000017B1B9CC19B5217BAC9.png" xlink:type="simple" xlink:show="embed" xlink:actuate="onLoad" draw:mime-type="image/png"/></draw:frame> <text:s text:c="28"/>ID 10<draw:frame draw:style-name="fr1" draw:name="Image12" text:anchor-type="char" svg:x="14.42cm" svg:y="0.76cm" svg:width="2.54cm" svg:height="2.54cm" draw:z-index="11"><draw:image xlink:href="Pictures/100002D00000272A0000272A9DC5C1A53120366D.svg" xlink:type="simple" xlink:show="embed" xlink:actuate="onLoad" draw:mime-type="image/svg+xml"/><draw:image xlink:href="Pictures/100000010000017B0000017B2220E5860DE37F4C.png" xlink:type="simple" xlink:show="embed" xlink:actuate="onLoad" draw:mime-type="image/png"/></draw:frame> <text:s text:c="30"/>ID 1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1T11:23:14.439470945</meta:creation-date>
    <dc:date>2022-06-01T11:40:50.144303389</dc:date>
    <meta:editing-duration>PT7M4S</meta:editing-duration>
    <meta:editing-cycles>1</meta:editing-cycles>
    <meta:document-statistic meta:table-count="0" meta:image-count="12" meta:object-count="0" meta:page-count="1" meta:paragraph-count="3" meta:word-count="24" meta:character-count="345" meta:non-whitespace-character-count="62"/>
    <meta:generator>LibreOffice/7.2.7.2$Linux_X86_64 LibreOffice_project/20$Build-2</meta:generator>
  </office:meta>
</office:document-meta>
</file>